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Si el objetivo del laboratorio del <text:span text:style-name="Strong_20_Emphasis">Capítulo 8: "La vida"</text:span> es presentar una teoría científica con base realista y comprobable que responda a preguntas existenciales, entonces debemos comenzar identificando <text:span text:style-name="Strong_20_Emphasis">las preguntas fundamentales que las personas se hacen sobre "la vida"</text:span> en un sentido amplio, profundo y existencial.</text:p>
      <text:p text:style-name="Text_20_body">Aquí tienes un listado inicial dividido en categorías, que te puede ayudar a organizar la estructura del laboratorio:</text:p>
      <text:p text:style-name="Horizontal_20_Line"/>
      <text:h text:style-name="Heading_20_3" text:outline-level="3"><text:span text:style-name="Strong_20_Emphasis">Preguntas sobre el origen y el propósito</text:span></text:h>
      <text:list xml:id="list702493967" text:style-name="L1">
        <text:list-item>
          <text:p text:style-name="P1">¿Qué es la vida?</text:p>
        </text:list-item>
        <text:list-item>
          <text:p text:style-name="P1">¿Por qué existe la vida?</text:p>
        </text:list-item>
        <text:list-item>
          <text:p text:style-name="P1">¿Cómo comenzó la vida?</text:p>
        </text:list-item>
        <text:list-item>
          <text:p text:style-name="P1">¿Tiene la vida un propósito?</text:p>
        </text:list-item>
        <text:list-item>
          <text:p text:style-name="P1">¿Somos el resultado de un accidente o de una intención?</text:p>
        </text:list-item>
      </text:list>
      <text:h text:style-name="Heading_20_3" text:outline-level="3"><text:span text:style-name="Strong_20_Emphasis">Preguntas sobre su naturaleza y funcionamiento</text:span></text:h>
      <text:list xml:id="list244135557" text:style-name="L2">
        <text:list-item>
          <text:p text:style-name="P2">¿Qué distingue a un ser vivo de lo que no está vivo?</text:p>
        </text:list-item>
        <text:list-item>
          <text:p text:style-name="P2">¿Por qué la vida se organiza en organismos individuales?</text:p>
        </text:list-item>
        <text:list-item>
          <text:p text:style-name="P2">¿La vida está conectada en algún nivel profundo?</text:p>
        </text:list-item>
        <text:list-item>
          <text:p text:style-name="P2">¿Puede considerarse la vida como una sola entidad?</text:p>
        </text:list-item>
        <text:list-item>
          <text:p text:style-name="P2">¿Cómo toma decisiones la vida? ¿Tiene una forma de inteligencia?</text:p>
        </text:list-item>
      </text:list>
      <text:h text:style-name="Heading_20_3" text:outline-level="3"><text:span text:style-name="Strong_20_Emphasis">Preguntas sobre la conciencia y el libre albedrío</text:span></text:h>
      <text:list xml:id="list591975394" text:style-name="L3">
        <text:list-item>
          <text:p text:style-name="P3">¿Los seres vivos son conscientes?</text:p>
        </text:list-item>
        <text:list-item>
          <text:p text:style-name="P3">¿Tenemos libre albedrío o todo está determinado por leyes naturales?</text:p>
        </text:list-item>
        <text:list-item>
          <text:p text:style-name="P3">¿La conciencia es un producto de la vida o es algo separado?</text:p>
        </text:list-item>
      </text:list>
      <text:h text:style-name="Heading_20_3" text:outline-level="3"><text:span text:style-name="Strong_20_Emphasis">Preguntas sobre el valor y la finalidad</text:span></text:h>
      <text:list xml:id="list2516881726" text:style-name="L4">
        <text:list-item>
          <text:p text:style-name="P4">¿Tiene valor intrínseco la vida?</text:p>
        </text:list-item>
        <text:list-item>
          <text:p text:style-name="P4">¿Cuál es el sentido de vivir si todo acaba en la muerte?</text:p>
        </text:list-item>
        <text:list-item>
          <text:p text:style-name="P4">¿Es la vida un medio para lograr algo más?</text:p>
        </text:list-item>
      </text:list>
      <text:h text:style-name="Heading_20_3" text:outline-level="3"><text:span text:style-name="Strong_20_Emphasis">Preguntas metafísicas o trascendentes</text:span></text:h>
      <text:list xml:id="list1195062078" text:style-name="L5">
        <text:list-item>
          <text:p text:style-name="P5">¿Existe una fuerza superior que guía la vida?</text:p>
        </text:list-item>
        <text:list-item>
          <text:p text:style-name="P5"><text:soft-page-break/>¿La vida trasciende la materia?</text:p>
        </text:list-item>
        <text:list-item>
          <text:p text:style-name="P5">¿Puede la vida tener una dimensión espiritual o cósmica?</text:p>
        </text:list-item>
      </text:list>
      <text:p text:style-name="Horizontal_20_Line"/>
      <text:p text:style-name="Text_20_body">Este listado puede servir de base para estructurar el laboratorio en secciones temáticas, y cada una se podría ir conectando con aspectos técnicos de la teoría (ADN, reproducción, ciclo, etc.) en los capítulos siguientes.</text:p>
      <text:p text:style-name="Text_20_body">¿Te gustaría que sugiera cómo podríamos agrupar estas preguntas para crear una narrativa lógica dentro del laboratorio? Podría incluir una <text:a xlink:type="simple" xlink:href="https://chatgpt.com/c/f" text:style-name="Internet_20_link" text:visited-style-name="Visited_20_Internet_20_Link">estructura sugerida</text:a> o un <text:a xlink:type="simple" xlink:href="https://chatgpt.com/c/f" text:style-name="Internet_20_link" text:visited-style-name="Visited_20_Internet_20_Link">diagrama conceptual</text:a> para organizar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5T10:04:50.176000000</meta:creation-date>
    <dc:date>2025-06-25T10:05:53.660000000</dc:date>
    <meta:editing-duration>PT1M4S</meta:editing-duration>
    <meta:editing-cycles>1</meta:editing-cycles>
    <meta:document-statistic meta:table-count="0" meta:image-count="0" meta:object-count="0" meta:page-count="2" meta:paragraph-count="28" meta:word-count="329" meta:character-count="1936" meta:non-whitespace-character-count="1654"/>
    <meta:generator>LibreOffice/7.3.5.2$Windows_X86_64 LibreOffice_project/184fe81b8c8c30d8b5082578aee2fed2ea847c01</meta:generator>
  </office:meta>
</office:document-meta>
</file>